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9"/>
    <style:style style:name="ce5" style:family="table-cell" style:parent-style-name="Default">
      <style:table-cell-properties fo:background-color="#ffcc00" fo:border="0.06pt solid #000000"/>
    </style:style>
    <style:style style:name="ce6" style:family="table-cell" style:parent-style-name="Default">
      <style:text-properties fo:font-size="10pt" style:font-size-asian="18pt" style:font-size-complex="18pt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9ff99" fo:border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24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xh: </text:p>
          </table:table-cell>
          <table:covered-table-cell/>
          <table:table-cell table:style-name="ce6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yh: </text:p>
          </table:table-cell>
          <table:covered-table-cell/>
          <table:table-cell table:style-name="ce6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Global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global</text:p>
          </table:table-cell>
          <table:covered-table-cell table:number-columns-repeated="2" table:style-name="ce5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" table:formula="of:=-1*[.E27]-[.C$19]" office:value-type="float" office:value="3.0571" calcext:value-type="float">
            <text:p>3.057</text:p>
          </table:table-cell>
          <table:table-cell table:style-name="ce4" table:formula="of:=[.F27]" office:value-type="float" office:value="-7" calcext:value-type="float">
            <text:p>-7.000</text:p>
          </table:table-cell>
          <table:table-cell table:style-name="ce4" table:formula="of:=[.D27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7]-yh)" office:value-type="float" office:value="2.17619890868575" calcext:value-type="float">
            <text:p>2.176</text:p>
          </table:table-cell>
          <table:table-cell table:style-name="ce4" table:formula="of:=[.M27]" office:value-type="float" office:value="-5" calcext:value-type="float">
            <text:p>-5.000</text:p>
          </table:table-cell>
          <table:table-cell table:style-name="ce4" table:formula="of:=[.N27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7]-xh) -SIN(beta)*([.L27]-yh) +xh" office:value-type="float" office:value="8.28983694946957" calcext:value-type="float">
            <text:p>8.290</text:p>
          </table:table-cell>
          <table:table-cell table:style-name="ce4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28]-[.C$19]" office:value-type="float" office:value="3.0571" calcext:value-type="float">
            <text:p>3.057</text:p>
          </table:table-cell>
          <table:table-cell table:style-name="ce4" table:formula="of:=[.F28]" office:value-type="float" office:value="-7" calcext:value-type="float">
            <text:p>-7.000</text:p>
          </table:table-cell>
          <table:table-cell table:style-name="ce4" table:formula="of:=[.D28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8]-yh)" office:value-type="float" office:value="2.88330568039887" calcext:value-type="float">
            <text:p>2.883</text:p>
          </table:table-cell>
          <table:table-cell table:style-name="ce4" table:formula="of:=[.M28]" office:value-type="float" office:value="-5" calcext:value-type="float">
            <text:p>-5.000</text:p>
          </table:table-cell>
          <table:table-cell table:style-name="ce4" table:formula="of:=[.N28]-xh" office:value-type="float" office:value="0.122053740129548" calcext:value-type="float">
            <text:p>0.122</text:p>
          </table:table-cell>
          <table:table-cell table:style-name="ce4" office:value-type="float" office:value="11" calcext:value-type="float">
            <text:p>11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8]-xh) -SIN(beta)*([.L28]-yh) +xh" office:value-type="float" office:value="8.99694374012955" calcext:value-type="float">
            <text:p>8.997</text:p>
          </table:table-cell>
          <table:table-cell table:style-name="ce4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" table:formula="of:=-1*[.E29]-[.C$19]" office:value-type="float" office:value="3.0571" calcext:value-type="float">
            <text:p>3.057</text:p>
          </table:table-cell>
          <table:table-cell table:style-name="ce4" table:formula="of:=[.F29]" office:value-type="float" office:value="-7" calcext:value-type="float">
            <text:p>-7.000</text:p>
          </table:table-cell>
          <table:table-cell table:style-name="ce4" table:formula="of:=[.D29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29]-yh)" office:value-type="float" office:value="1.46909213697263" calcext:value-type="float">
            <text:p>1.469</text:p>
          </table:table-cell>
          <table:table-cell table:style-name="ce4" table:formula="of:=[.M29]" office:value-type="float" office:value="-5" calcext:value-type="float">
            <text:p>-5.000</text:p>
          </table:table-cell>
          <table:table-cell table:style-name="ce4" table:formula="of:=[.N29]-xh" office:value-type="float" office:value="-1.2921598411904" calcext:value-type="float">
            <text:p>-1.292</text:p>
          </table:table-cell>
          <table:table-cell table:style-name="ce4" office:value-type="float" office:value="9" calcext:value-type="float">
            <text:p>9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29]-xh) -SIN(beta)*([.L29]-yh) +xh" office:value-type="float" office:value="7.5827301588096" calcext:value-type="float">
            <text:p>7.583</text:p>
          </table:table-cell>
          <table:table-cell table:style-name="ce4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" table:formula="of:=-1*[.E30]-[.C$19]" office:value-type="float" office:value="3.0571" calcext:value-type="float">
            <text:p>3.057</text:p>
          </table:table-cell>
          <table:table-cell table:style-name="ce4" table:formula="of:=[.F30]" office:value-type="float" office:value="-7" calcext:value-type="float">
            <text:p>-7.000</text:p>
          </table:table-cell>
          <table:table-cell table:style-name="ce4" table:formula="of:=[.D30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0]-yh)" office:value-type="float" office:value="2.17619890868575" calcext:value-type="float">
            <text:p>2.176</text:p>
          </table:table-cell>
          <table:table-cell table:style-name="ce4" table:formula="of:=[.M30]" office:value-type="float" office:value="4" calcext:value-type="float">
            <text:p>4.000</text:p>
          </table:table-cell>
          <table:table-cell table:style-name="ce4" table:formula="of:=[.N30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4" calcext:value-type="float">
            <text:p>4.000</text:p>
          </table:table-cell>
          <table:table-cell table:style-name="ce4" table:formula="of:=COS(beta)*([.K30]-xh) -SIN(beta)*([.L30]-yh) +xh" office:value-type="float" office:value="8.28983694946957" calcext:value-type="float">
            <text:p>8.290</text:p>
          </table:table-cell>
          <table:table-cell table:style-name="ce4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1]-[.C$19]" office:value-type="float" office:value="3.0571" calcext:value-type="float">
            <text:p>3.057</text:p>
          </table:table-cell>
          <table:table-cell table:style-name="ce4" table:formula="of:=[.F31]" office:value-type="float" office:value="-7" calcext:value-type="float">
            <text:p>-7.000</text:p>
          </table:table-cell>
          <table:table-cell table:style-name="ce4" table:formula="of:=[.D31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1]-yh)" office:value-type="float" office:value="2.17619890868575" calcext:value-type="float">
            <text:p>2.176</text:p>
          </table:table-cell>
          <table:table-cell table:style-name="ce4" table:formula="of:=[.M31]" office:value-type="float" office:value="-5" calcext:value-type="float">
            <text:p>-5.000</text:p>
          </table:table-cell>
          <table:table-cell table:style-name="ce4" table:formula="of:=[.N31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1]-xh) -SIN(beta)*([.L31]-yh) +xh" office:value-type="float" office:value="8.28983694946957" calcext:value-type="float">
            <text:p>8.290</text:p>
          </table:table-cell>
          <table:table-cell table:style-name="ce4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2]-[.C$19]" office:value-type="float" office:value="3.0571" calcext:value-type="float">
            <text:p>3.057</text:p>
          </table:table-cell>
          <table:table-cell table:style-name="ce4" table:formula="of:=[.F32]" office:value-type="float" office:value="-7" calcext:value-type="float">
            <text:p>-7.000</text:p>
          </table:table-cell>
          <table:table-cell table:style-name="ce4" table:formula="of:=[.D32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2]-yh)" office:value-type="float" office:value="2.17619890868575" calcext:value-type="float">
            <text:p>2.176</text:p>
          </table:table-cell>
          <table:table-cell table:style-name="ce4" table:formula="of:=[.M32]" office:value-type="float" office:value="-5" calcext:value-type="float">
            <text:p>-5.000</text:p>
          </table:table-cell>
          <table:table-cell table:style-name="ce4" table:formula="of:=[.N32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2]-xh) -SIN(beta)*([.L32]-yh) +xh" office:value-type="float" office:value="8.28983694946957" calcext:value-type="float">
            <text:p>8.290</text:p>
          </table:table-cell>
          <table:table-cell table:style-name="ce4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3]-[.C$19]" office:value-type="float" office:value="3.0571" calcext:value-type="float">
            <text:p>3.057</text:p>
          </table:table-cell>
          <table:table-cell table:style-name="ce4" table:formula="of:=[.F33]" office:value-type="float" office:value="-7" calcext:value-type="float">
            <text:p>-7.000</text:p>
          </table:table-cell>
          <table:table-cell table:style-name="ce4" table:formula="of:=[.D33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3]-yh)" office:value-type="float" office:value="2.17619890868575" calcext:value-type="float">
            <text:p>2.176</text:p>
          </table:table-cell>
          <table:table-cell table:style-name="ce4" table:formula="of:=[.M33]" office:value-type="float" office:value="-5" calcext:value-type="float">
            <text:p>-5.000</text:p>
          </table:table-cell>
          <table:table-cell table:style-name="ce4" table:formula="of:=[.N33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3]-xh) -SIN(beta)*([.L33]-yh) +xh" office:value-type="float" office:value="8.28983694946957" calcext:value-type="float">
            <text:p>8.290</text:p>
          </table:table-cell>
          <table:table-cell table:style-name="ce4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4]-[.C$19]" office:value-type="float" office:value="3.0571" calcext:value-type="float">
            <text:p>3.057</text:p>
          </table:table-cell>
          <table:table-cell table:style-name="ce4" table:formula="of:=[.F34]" office:value-type="float" office:value="-7" calcext:value-type="float">
            <text:p>-7.000</text:p>
          </table:table-cell>
          <table:table-cell table:style-name="ce4" table:formula="of:=[.D34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4]-yh)" office:value-type="float" office:value="2.17619890868575" calcext:value-type="float">
            <text:p>2.176</text:p>
          </table:table-cell>
          <table:table-cell table:style-name="ce4" table:formula="of:=[.M34]" office:value-type="float" office:value="-5" calcext:value-type="float">
            <text:p>-5.000</text:p>
          </table:table-cell>
          <table:table-cell table:style-name="ce4" table:formula="of:=[.N34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4]-xh) -SIN(beta)*([.L34]-yh) +xh" office:value-type="float" office:value="8.28983694946957" calcext:value-type="float">
            <text:p>8.290</text:p>
          </table:table-cell>
          <table:table-cell table:style-name="ce4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5]-[.C$19]" office:value-type="float" office:value="3.0571" calcext:value-type="float">
            <text:p>3.057</text:p>
          </table:table-cell>
          <table:table-cell table:style-name="ce4" table:formula="of:=[.F35]" office:value-type="float" office:value="-7" calcext:value-type="float">
            <text:p>-7.000</text:p>
          </table:table-cell>
          <table:table-cell table:style-name="ce4" table:formula="of:=[.D35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5]-yh)" office:value-type="float" office:value="2.17619890868575" calcext:value-type="float">
            <text:p>2.176</text:p>
          </table:table-cell>
          <table:table-cell table:style-name="ce4" table:formula="of:=[.M35]" office:value-type="float" office:value="-5" calcext:value-type="float">
            <text:p>-5.000</text:p>
          </table:table-cell>
          <table:table-cell table:style-name="ce4" table:formula="of:=[.N35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5]-xh) -SIN(beta)*([.L35]-yh) +xh" office:value-type="float" office:value="8.28983694946957" calcext:value-type="float">
            <text:p>8.290</text:p>
          </table:table-cell>
          <table:table-cell table:style-name="ce4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" table:formula="of:=-1*[.E36]-[.C$19]" office:value-type="float" office:value="3.0571" calcext:value-type="float">
            <text:p>3.057</text:p>
          </table:table-cell>
          <table:table-cell table:style-name="ce4" table:formula="of:=[.F36]" office:value-type="float" office:value="-7" calcext:value-type="float">
            <text:p>-7.000</text:p>
          </table:table-cell>
          <table:table-cell table:style-name="ce4" table:formula="of:=[.D36]" office:value-type="float" office:value="3" calcext:value-type="float">
            <text:p>3.000</text:p>
          </table:table-cell>
          <table:table-cell table:style-name="ce4" office:value-type="float" office:value="3" calcext:value-type="float">
            <text:p>3.000</text:p>
          </table:table-cell>
          <table:table-cell table:style-name="ce4" office:value-type="float" office:value="-10" calcext:value-type="float">
            <text:p>-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/>
          <table:table-cell table:style-name="ce4" table:formula="of:=-1*([.O36]-yh)" office:value-type="float" office:value="2.17619890868575" calcext:value-type="float">
            <text:p>2.176</text:p>
          </table:table-cell>
          <table:table-cell table:style-name="ce4" table:formula="of:=[.M36]" office:value-type="float" office:value="-5" calcext:value-type="float">
            <text:p>-5.000</text:p>
          </table:table-cell>
          <table:table-cell table:style-name="ce4" table:formula="of:=[.N36]-xh" office:value-type="float" office:value="-0.585053050530426" calcext:value-type="float">
            <text:p>-0.585</text:p>
          </table:table-cell>
          <table:table-cell table:style-name="ce4" office:value-type="float" office:value="10" calcext:value-type="float">
            <text:p>10.000</text:p>
          </table:table-cell>
          <table:table-cell table:style-name="ce4" office:value-type="float" office:value="-7" calcext:value-type="float">
            <text:p>-7.000</text:p>
          </table:table-cell>
          <table:table-cell table:style-name="ce4" office:value-type="float" office:value="-5" calcext:value-type="float">
            <text:p>-5.000</text:p>
          </table:table-cell>
          <table:table-cell table:style-name="ce4" table:formula="of:=COS(beta)*([.K36]-xh) -SIN(beta)*([.L36]-yh) +xh" office:value-type="float" office:value="8.28983694946957" calcext:value-type="float">
            <text:p>8.290</text:p>
          </table:table-cell>
          <table:table-cell table:style-name="ce4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leg translation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X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Yg – hipToSpine <text:s text:c="11"/>/ not negated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-1 * Xg <text:s text:c="25"/>/ negated, due to motor rotated 180 compared to right s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5"/>// local X direction is reversed on left &amp; right sides of bot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Righ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Lef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</table:table>
      <table:table table:name="key locations" table:style-name="ta1">
        <table:table-column table:style-name="co5" table:default-cell-style-name="Default"/>
        <table:table-column table:style-name="co6" table:number-columns-repeated="3" table:default-cell-style-name="ce19"/>
        <table:table-column table:style-name="co7" table:default-cell-style-name="ce19"/>
        <table:table-column table:style-name="co6" table:number-columns-repeated="8" table:default-cell-style-name="ce19"/>
        <table:table-column table:style-name="co8" table:default-cell-style-name="ce19"/>
        <table:table-column table:style-name="co6" table:number-columns-repeated="5" table:default-cell-style-name="ce19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Right Front Leg</text:p>
          </table:table-cell>
          <table:covered-table-cell table:number-columns-repeated="2" table:style-name="ce18"/>
          <table:table-cell table:style-name="ce20" office:value-type="string" calcext:value-type="string" table:number-columns-spanned="3" table:number-rows-spanned="1">
            <text:p>Right Center Leg</text:p>
          </table:table-cell>
          <table:covered-table-cell table:number-columns-repeated="2" table:style-name="ce21"/>
          <table:table-cell table:style-name="ce22" office:value-type="string" calcext:value-type="string" table:number-columns-spanned="3" table:number-rows-spanned="1">
            <text:p>Right Back Leg</text:p>
          </table:table-cell>
          <table:covered-table-cell table:number-columns-repeated="2" table:style-name="ce23"/>
          <table:table-cell table:style-name="ce17" office:value-type="string" calcext:value-type="string" table:number-columns-spanned="3" table:number-rows-spanned="1">
            <text:p>Left Front Leg</text:p>
          </table:table-cell>
          <table:covered-table-cell table:number-columns-repeated="2" table:style-name="ce18"/>
          <table:table-cell table:style-name="ce20" office:value-type="string" calcext:value-type="string" table:number-columns-spanned="3" table:number-rows-spanned="1">
            <text:p>Left Center Leg</text:p>
          </table:table-cell>
          <table:covered-table-cell table:number-columns-repeated="2" table:style-name="ce21"/>
          <table:table-cell table:style-name="ce24" office:value-type="string" calcext:value-type="string" table:number-columns-spanned="3" table:number-rows-spanned="1">
            <text:p>Left Back Leg</text:p>
          </table:table-cell>
          <table:covered-table-cell table:style-name="ce23"/>
          <table:covered-table-cell table:style-name="ce25"/>
        </table:table-row>
        <table:table-row table:style-name="ro2"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16" office:value-type="string" calcext:value-type="string">
            <text:p>hip center </text:p>
          </table:table-cell>
          <table:table-cell table:style-name="ce18" table:formula="of:=3.82739+5.0475" office:value-type="float" office:value="8.87489" calcext:value-type="float">
            <text:p>8.87489</text:p>
          </table:table-cell>
          <table:table-cell table:style-name="ce18" office:value-type="float" office:value="-5.0475" calcext:value-type="float">
            <text:p>-5.0475</text:p>
          </table:table-cell>
          <table:table-cell table:style-name="ce18" office:value-type="float" office:value="-2.62806" calcext:value-type="float">
            <text:p>-2.6280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6.9423" calcext:value-type="float">
            <text:p>-6.9423</text:p>
          </table:table-cell>
          <table:table-cell table:style-name="ce21" table:formula="of:=[.D5]" office:value-type="float" office:value="-2.62806" calcext:value-type="float">
            <text:p>-2.62806</text:p>
          </table:table-cell>
          <table:table-cell table:style-name="ce23" table:formula="of:=-1*[.B5]" office:value-type="float" office:value="-8.87489" calcext:value-type="float">
            <text:p>-8.87489</text:p>
          </table:table-cell>
          <table:table-cell table:style-name="ce23" table:formula="of:=[.C5]" office:value-type="float" office:value="-5.0475" calcext:value-type="float">
            <text:p>-5.0475</text:p>
          </table:table-cell>
          <table:table-cell table:style-name="ce23" table:formula="of:=[.D5]" office:value-type="float" office:value="-2.62806" calcext:value-type="float">
            <text:p>-2.62806</text:p>
          </table:table-cell>
          <table:table-cell table:style-name="ce18" table:formula="of:=[.B5]" office:value-type="float" office:value="8.87489" calcext:value-type="float">
            <text:p>8.87489</text:p>
          </table:table-cell>
          <table:table-cell table:style-name="ce18" table:formula="of:=5.0475" office:value-type="float" office:value="5.0475" calcext:value-type="float">
            <text:p>5.0475</text:p>
          </table:table-cell>
          <table:table-cell table:style-name="ce18" table:formula="of:=[.G5]" office:value-type="float" office:value="-2.62806" calcext:value-type="float">
            <text:p>-2.6280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423" calcext:value-type="float">
            <text:p>6.9423</text:p>
          </table:table-cell>
          <table:table-cell table:style-name="ce21" table:formula="of:=[.D5]" office:value-type="float" office:value="-2.62806" calcext:value-type="float">
            <text:p>-2.62806</text:p>
          </table:table-cell>
          <table:table-cell table:style-name="ce23" table:formula="of:=[.H5]" office:value-type="float" office:value="-8.87489" calcext:value-type="float">
            <text:p>-8.87489</text:p>
          </table:table-cell>
          <table:table-cell table:style-name="ce23" table:formula="of:=[.L5]" office:value-type="float" office:value="5.0475" calcext:value-type="float">
            <text:p>5.0475</text:p>
          </table:table-cell>
          <table:table-cell table:style-name="ce25" table:formula="of:=[.D5]" office:value-type="float" office:value="-2.62806" calcext:value-type="float">
            <text:p>-2.62806</text:p>
          </table:table-cell>
        </table:table-row>
        <table:table-row table:style-name="ro1">
          <table:table-cell table:style-name="ce16"/>
          <table:table-cell table:style-name="Default" table:number-columns-repeated="18"/>
        </table:table-row>
        <table:table-row table:style-name="ro2">
          <table:table-cell table:style-name="ce16" office:value-type="string" calcext:value-type="string">
            <text:p>local origin </text:p>
          </table:table-cell>
          <table:table-cell table:style-name="ce18" table:formula="of:=[.B5]" office:value-type="float" office:value="8.87489" calcext:value-type="float">
            <text:p>8.87489</text:p>
          </table:table-cell>
          <table:table-cell table:style-name="ce18" table:formula="of:=[.C5]" office:value-type="float" office:value="-5.0475" calcext:value-type="float">
            <text:p>-5.0475</text:p>
          </table:table-cell>
          <table:table-cell table:style-name="ce18" office:value-type="float" office:value="0" calcext:value-type="float">
            <text:p>0</text:p>
          </table:table-cell>
          <table:table-cell table:style-name="ce21" table:formula="of:=[.E5]" office:value-type="float" office:value="0" calcext:value-type="float">
            <text:p>0</text:p>
          </table:table-cell>
          <table:table-cell table:style-name="ce21" table:formula="of:=[.F5]" office:value-type="float" office:value="-6.9423" calcext:value-type="float">
            <text:p>-6.942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H5]" office:value-type="float" office:value="-8.87489" calcext:value-type="float">
            <text:p>-8.87489</text:p>
          </table:table-cell>
          <table:table-cell table:style-name="ce23" table:formula="of:=[.I5]" office:value-type="float" office:value="-5.0475" calcext:value-type="float">
            <text:p>-5.0475</text:p>
          </table:table-cell>
          <table:table-cell table:style-name="ce23" office:value-type="float" office:value="0" calcext:value-type="float">
            <text:p>0</text:p>
          </table:table-cell>
          <table:table-cell table:style-name="ce18" table:formula="of:=[.K5]" office:value-type="float" office:value="8.87489" calcext:value-type="float">
            <text:p>8.87489</text:p>
          </table:table-cell>
          <table:table-cell table:style-name="ce18" table:formula="of:=[.L5]" office:value-type="float" office:value="5.0475" calcext:value-type="float">
            <text:p>5.0475</text:p>
          </table:table-cell>
          <table:table-cell table:style-name="ce18" office:value-type="float" office:value="0" calcext:value-type="float">
            <text:p>0</text:p>
          </table:table-cell>
          <table:table-cell table:style-name="ce21" table:formula="of:=[.N5]" office:value-type="float" office:value="0" calcext:value-type="float">
            <text:p>0</text:p>
          </table:table-cell>
          <table:table-cell table:style-name="ce21" table:formula="of:=[.O5]" office:value-type="float" office:value="6.9423" calcext:value-type="float">
            <text:p>6.942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Q5]" office:value-type="float" office:value="-8.87489" calcext:value-type="float">
            <text:p>-8.87489</text:p>
          </table:table-cell>
          <table:table-cell table:style-name="ce23" table:formula="of:=[.R5]" office:value-type="float" office:value="5.0475" calcext:value-type="float">
            <text:p>5.0475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16"/>
          <table:table-cell table:style-name="Default" table:number-columns-repeated="18"/>
        </table:table-row>
        <table:table-row table:style-name="ro2">
          <table:table-cell table:style-name="ce16" office:value-type="string" calcext:value-type="string">
            <text:p>home position </text:p>
          </table:table-cell>
          <table:table-cell table:style-name="ce18" table:formula="of:=3.82739+20.91875*COS(45/180*3.1415926)" office:value-type="float" office:value="18.6191801771183" calcext:value-type="float">
            <text:p>18.6191801771183</text:p>
          </table:table-cell>
          <table:table-cell table:style-name="ce18" table:formula="of:=-1*(20.91875*SIN(45/180*3.1415926))" office:value-type="float" office:value="-14.7917897807739" calcext:value-type="float">
            <text:p>-14.7917897807739</text:p>
          </table:table-cell>
          <table:table-cell table:style-name="ce18" table:formula="of:=-1*(2.62799+7.9675)" office:value-type="float" office:value="-10.59549" calcext:value-type="float">
            <text:p>-10.5954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[.F5]-2.9165-7.61998-3.23019" office:value-type="float" office:value="-20.70897" calcext:value-type="float">
            <text:p>-20.70897</text:p>
          </table:table-cell>
          <table:table-cell table:style-name="ce21" table:formula="of:=[.D9]" office:value-type="float" office:value="-10.59549" calcext:value-type="float">
            <text:p>-10.59549</text:p>
          </table:table-cell>
          <table:table-cell table:style-name="ce23" table:formula="of:=-1*[.B9]" office:value-type="float" office:value="-18.6191801771183" calcext:value-type="float">
            <text:p>-18.6191801771183</text:p>
          </table:table-cell>
          <table:table-cell table:style-name="ce23" table:formula="of:=[.C9]" office:value-type="float" office:value="-14.7917897807739" calcext:value-type="float">
            <text:p>-14.7917897807739</text:p>
          </table:table-cell>
          <table:table-cell table:style-name="ce23" table:formula="of:=[.D9]" office:value-type="float" office:value="-10.59549" calcext:value-type="float">
            <text:p>-10.59549</text:p>
          </table:table-cell>
          <table:table-cell table:style-name="ce18" table:formula="of:=[.B9]" office:value-type="float" office:value="18.6191801771183" calcext:value-type="float">
            <text:p>18.6191801771183</text:p>
          </table:table-cell>
          <table:table-cell table:style-name="ce18" table:formula="of:=-1*[.C9]" office:value-type="float" office:value="14.7917897807739" calcext:value-type="float">
            <text:p>14.7917897807739</text:p>
          </table:table-cell>
          <table:table-cell table:style-name="ce18" table:formula="of:=[.D9]" office:value-type="float" office:value="-10.59549" calcext:value-type="float">
            <text:p>-10.5954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-1*[.F9]" office:value-type="float" office:value="20.70897" calcext:value-type="float">
            <text:p>20.70897</text:p>
          </table:table-cell>
          <table:table-cell table:style-name="ce21" table:formula="of:=[.D9]" office:value-type="float" office:value="-10.59549" calcext:value-type="float">
            <text:p>-10.59549</text:p>
          </table:table-cell>
          <table:table-cell table:style-name="ce23" table:formula="of:=[.H9]" office:value-type="float" office:value="-18.6191801771183" calcext:value-type="float">
            <text:p>-18.6191801771183</text:p>
          </table:table-cell>
          <table:table-cell table:style-name="ce23" table:formula="of:=[.L9]" office:value-type="float" office:value="14.7917897807739" calcext:value-type="float">
            <text:p>14.7917897807739</text:p>
          </table:table-cell>
          <table:table-cell table:style-name="ce25" table:formula="of:=[.D9]" office:value-type="float" office:value="-10.59549" calcext:value-type="float">
            <text:p>-10.5954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me position is the toe location when the leg is in the neutral stance, and all servos are in the center of their ran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servo positions go from -90 to +90 degrees, neutral stance has all servos at 0 degrees.</text:p>
          </table:table-cell>
          <table:table-cell table:number-columns-repeated="18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>
        <table:named-range table:name="beta" table:base-cell-address="$formulas.$C$20" table:cell-range-address="$formulas.$C$20"/>
        <table:named-range table:name="xh" table:base-cell-address="$formulas.$C$21" table:cell-range-address="$formulas.$C$21"/>
        <table:named-range table:name="yh" table:base-cell-address="$formulas.$C$21" table:cell-range-address="$formulas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00-00-00</text:date>, <text:time style:data-style-name="N2" text:time-value="19:42:52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1-11-22T00:12:38.461000000</dc:date>
    <meta:editing-duration>PT28M42S</meta:editing-duration>
    <meta:editing-cycles>8</meta:editing-cycles>
    <meta:generator>LibreOffice/7.1.6.2$Windows_X86_64 LibreOffice_project/0e133318fcee89abacd6a7d077e292f1145735c3</meta:generator>
    <meta:document-statistic meta:table-count="3" meta:cell-count="298" meta:object-count="0"/>
  </office:meta>
</office:document-meta>
</file>